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Battery type 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<text:s/>Flooded <text:s/></text:p>
          </table:table-cell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 Voltage Disconnect Voltage</text:p>
          </table:table-cell>
          <table:table-cell table:number-columns-repeated="3" office:value-type="string" calcext:value-type="string">
            <text:p>16V</text:p>
          </table:table-cell>
          <table:table-cell office:value-type="string" calcext:value-type="string">
            <text:p>9-17V</text:p>
          </table:table-cell>
          <table:table-cell/>
          <table:table-cell office:value-type="string" calcext:value-type="string">
            <text:p>Below parameters are in 12V system at 25 ºC, please double the values in 24V syste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rging Limit Voltage</text:p>
          </table:table-cell>
          <table:table-cell table:number-columns-repeated="3" office:value-type="string" calcext:value-type="string">
            <text:p>15V</text:p>
          </table:table-cell>
          <table:table-cell office:value-type="string" calcext:value-type="string">
            <text:p>9-17V</text:p>
          </table:table-cell>
          <table:table-cell/>
          <table:table-cell office:value-type="string" calcext:value-type="string">
            <text:p>When the battery type is sealed, gel, flooded, the adjusting range of equalize duration is</text:p>
            <text:p>0 to180min and boost duration is 10 to180mi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 Voltage Reconnect Voltage</text:p>
          </table:table-cell>
          <table:table-cell table:number-columns-repeated="3" office:value-type="string" calcext:value-type="string">
            <text:p>15V</text:p>
          </table:table-cell>
          <table:table-cell office:value-type="string" calcext:value-type="string">
            <text:p>9-17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alize Charging Voltage</text:p>
          </table:table-cell>
          <table:table-cell office:value-type="string" calcext:value-type="string">
            <text:p>14.6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4.8V</text:p>
          </table:table-cell>
          <table:table-cell office:value-type="string" calcext:value-type="string">
            <text:p>9-17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st Charging Voltage</text:p>
          </table:table-cell>
          <table:table-cell table:number-columns-repeated="2" office:value-type="string" calcext:value-type="string">
            <text:p>14.2V</text:p>
          </table:table-cell>
          <table:table-cell office:value-type="string" calcext:value-type="string">
            <text:p>14.6V</text:p>
          </table:table-cell>
          <table:table-cell office:value-type="string" calcext:value-type="string">
            <text:p>9-17V</text:p>
          </table:table-cell>
          <table:table-cell/>
          <table:table-cell table:style-name="ce1" office:value-type="string" calcext:value-type="string" table:number-columns-spanned="6" table:number-rows-spanned="10">
            <text:p>The following rules must be observed when modifying the parameters value in user </text:p>
            <text:p>Battery type (factory default value is the same as sealed type):</text:p>
            <text:p>A. Over Voltage Disconnect Voltage &gt; Charging Limit Voltage ≥ Equalize Charging</text:p>
            <text:p>Voltage ≥ Boost Charging Voltage ≥ Float Charging Voltage &gt; Boost Reconnect Charging</text:p>
            <text:p>Voltage.</text:p>
            <text:p>B. Over Voltage Disconnect Voltage &gt; Over Voltage Reconnect Voltage.</text:p>
            <text:p>C. Low Voltage Reconnect Voltage &gt; Low Voltage Disconnect Voltage ≥ Discharging Limit</text:p>
            <text:p>Voltage.</text:p>
            <text:p>D. Under Voltage Warning Reconnect Voltage &gt; Under Voltage Warning Voltage ≥</text:p>
            <text:p>Discharging Limit Voltage.</text:p>
            <text:p>E. Boost Reconnect Charging voltage &gt; Low Voltage Disconnect Voltage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loat Charging Voltage</text:p>
          </table:table-cell>
          <table:table-cell table:number-columns-repeated="3" office:value-type="string" calcext:value-type="string">
            <text:p>13.8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oost Reconnect Charging Voltage</text:p>
          </table:table-cell>
          <table:table-cell table:number-columns-repeated="3" office:value-type="string" calcext:value-type="string">
            <text:p>13.2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Low Voltage Reconnect Voltage</text:p>
          </table:table-cell>
          <table:table-cell table:number-columns-repeated="3" office:value-type="string" calcext:value-type="string">
            <text:p>12.6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3">
          <table:table-cell office:value-type="string" calcext:value-type="string">
            <text:p>Under Voltage Warning Reconnect</text:p>
          </table:table-cell>
          <table:table-cell table:number-columns-repeated="3" office:value-type="string" calcext:value-type="string">
            <text:p>12.2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Under Voltage Warning Voltage </text:p>
          </table:table-cell>
          <table:table-cell table:number-columns-repeated="3" office:value-type="string" calcext:value-type="string">
            <text:p>12.0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Low Voltage Disconnect Voltage</text:p>
          </table:table-cell>
          <table:table-cell table:number-columns-repeated="3" office:value-type="string" calcext:value-type="string">
            <text:p>11.1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Discharging Limit Voltage</text:p>
          </table:table-cell>
          <table:table-cell table:number-columns-repeated="3" office:value-type="string" calcext:value-type="string">
            <text:p>10.6V</text:p>
          </table:table-cell>
          <table:table-cell office:value-type="string" calcext:value-type="string">
            <text:p>9-17V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Equalize Duration</text:p>
          </table:table-cell>
          <table:table-cell office:value-type="string" calcext:value-type="string">
            <text:p>120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20min</text:p>
          </table:table-cell>
          <table:table-cell office:value-type="string" calcext:value-type="string">
            <text:p>0-180min</text:p>
          </table:table-cell>
          <table:table-cell/>
          <table:covered-table-cell table:number-columns-repeated="6"/>
        </table:table-row>
        <table:table-row table:style-name="ro1">
          <table:table-cell office:value-type="string" calcext:value-type="string">
            <text:p>Boost Duration</text:p>
          </table:table-cell>
          <table:table-cell table:number-columns-repeated="3" office:value-type="string" calcext:value-type="string">
            <text:p>120min</text:p>
          </table:table-cell>
          <table:table-cell office:value-type="string" calcext:value-type="string">
            <text:p>10-180min</text:p>
          </table:table-cell>
          <table:table-cell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4:58:37.029052856</meta:creation-date>
    <dc:date>2018-08-16T15:38:25.456577262</dc:date>
    <meta:editing-duration>PT29M37S</meta:editing-duration>
    <meta:editing-cycles>3</meta:editing-cycles>
    <meta:generator>LibreOffice/5.1.6.2$Linux_X86_64 LibreOffice_project/10m0$Build-2</meta:generator>
    <meta:document-statistic meta:table-count="1" meta:cell-count="78" meta:object-count="0"/>
  </office:meta>
</office:document-meta>
</file>